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25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25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25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24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24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2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23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23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2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2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22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22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22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2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2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2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20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20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20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1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19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19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19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18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18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18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18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17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17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17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17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16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16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16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15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15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1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1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14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1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1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13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1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1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12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12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1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1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11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11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11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11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1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1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1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1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10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10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10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10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10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10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10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1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1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1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9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9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9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9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9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9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9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9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9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9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8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8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8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8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8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8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8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8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7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7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7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7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6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6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6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6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5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5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5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5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4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4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3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3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2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2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2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2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1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1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1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1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0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0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2000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99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99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99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99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98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98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98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97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97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97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96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96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96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96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95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95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9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9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94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94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94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9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93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93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9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9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77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7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71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71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70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70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69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68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68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68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68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6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6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67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67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67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2396" calcext:value-type="float">
            <text:p>12.31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67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67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9828" calcext:value-type="float">
            <text:p>12.33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67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6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6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67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66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66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66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66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66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66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66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6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66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6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65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65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65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65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65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65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65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65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6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34318984" calcext:value-type="float">
            <text:p>12.47343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577</text:p>
          </table:table-cell>
          <table:table-cell office:value-type="string" calcext:value-type="string">
            <text:p>MBMG-131577</text:p>
          </table:table-cell>
          <table:table-cell office:value-type="string" calcext:value-type="string">
            <text:p>196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76" meta:object-count="0"/>
    <meta:user-defined meta:name="AppVersion">3.0</meta:user-defined>
  </office:meta>
</office:document-meta>
</file>